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37" style:master-page-name="MasterPage2" style:family="paragraph" style:name="P33">
      <style:paragraph-properties fo:line-height="150%" fo:text-align="center" fo:text-indent="1.251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69">
      <style:text-properties fo:font-family="Times New Roman" style:font-family-complex="Times New Roman" fo:font-size="14pt"/>
    </style:style>
    <style:style style:family="text" style:name="T70">
      <style:text-properties fo:font-family="Times New Roman" style:font-family-complex="Times New Roman" fo:font-size="14pt" fo:font-weight="bold"/>
    </style:style>
    <style:style style:family="text" style:name="T71">
      <style:text-properties fo:font-family="Times New Roman" style:font-family-complex="Times New Roman" fo:font-size="14pt"/>
    </style:style>
    <style:style style:parent-style-name="637" style:family="paragraph" style:name="P34">
      <style:paragraph-properties fo:line-height="150%" fo:text-align="center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72">
      <style:text-properties fo:font-family="Times New Roman" style:font-family-complex="Times New Roman" fo:font-size="14pt" fo:font-weight="bold"/>
    </style:style>
    <style:style style:family="text" style:name="T73">
      <style:text-properties fo:font-family="Times New Roman" style:font-family-complex="Times New Roman" fo:font-size="12pt" fo:font-weight="bold"/>
    </style:style>
    <style:style style:family="text" style:name="T74">
      <style:text-properties fo:font-family="Times New Roman" style:font-family-complex="Times New Roman" fo:font-size="14pt" fo:font-weight="bold"/>
    </style:style>
    <style:style style:parent-style-name="637" style:family="paragraph" style:name="P35">
      <style:paragraph-properties fo:line-height="150%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75">
      <style:text-properties fo:font-family="Times New Roman" style:font-family-complex="Times New Roman" fo:font-size="12pt" fo:font-weight="bold"/>
    </style:style>
    <style:style style:family="text" style:name="T76">
      <style:text-properties fo:font-family="Times New Roman" style:font-family-complex="Times New Roman" fo:font-size="12pt" fo:font-weight="bold"/>
    </style:style>
    <style:style style:family="text" style:name="T77">
      <style:text-properties fo:font-family="Times New Roman" style:font-family-complex="Times New Roman" fo:font-size="12pt" fo:font-weight="bold"/>
    </style:style>
    <style:style style:parent-style-name="637" style:family="paragraph" style:name="P36">
      <style:paragraph-properties fo:line-height="150%" fo:text-align="justify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78">
      <style:text-properties fo:font-family="Times New Roman" style:font-family-complex="Times New Roman" fo:font-size="12pt"/>
    </style:style>
    <style:style style:family="text" style:name="T79">
      <style:text-properties fo:font-family="Times New Roman" style:font-family-asian="Times New Roman" style:font-family-complex="Times New Roman" fo:font-size="12pt"/>
    </style:style>
    <style:style style:family="text" style:name="T80">
      <style:text-properties fo:font-family="Times New Roman" style:font-family-complex="Times New Roman" fo:font-size="12pt"/>
    </style:style>
    <style:style style:parent-style-name="637" style:family="paragraph" style:name="P37">
      <style:paragraph-properties fo:line-height="150%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81">
      <style:text-properties fo:font-family="Times New Roman" style:font-family-asian="Times New Roman" style:font-family-complex="Times New Roman" fo:font-size="12pt"/>
    </style:style>
    <style:style style:family="text" style:name="T82">
      <style:text-properties fo:font-family="Times New Roman" style:font-family-complex="Times New Roman" fo:font-size="12pt"/>
    </style:style>
    <style:style style:parent-style-name="637" style:family="paragraph" style:name="P38">
      <style:paragraph-properties fo:line-height="150%" fo:text-align="justify" fo:margin-left="2.223cm" fo:margin-right="0cm" fo:text-indent="-0.792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83">
      <style:text-properties fo:font-family="Times New Roman" style:font-family-complex="Times New Roman" fo:font-size="12pt"/>
    </style:style>
    <style:style style:family="text" style:name="T84">
      <style:text-properties fo:font-family="Times New Roman" style:font-family-complex="Times New Roman" fo:font-size="12pt"/>
    </style:style>
    <style:style style:family="text" style:name="T85">
      <style:text-properties fo:font-family="Times New Roman" style:font-family-complex="Times New Roman" fo:font-size="12pt"/>
    </style:style>
    <style:style style:family="text" style:name="T86">
      <style:text-properties fo:font-family="Times New Roman" style:font-family-complex="Times New Roman" fo:font-size="12pt"/>
    </style:style>
    <style:style style:parent-style-name="637" style:family="paragraph" style:name="P39">
      <style:paragraph-properties fo:line-height="150%" fo:text-align="justify" fo:margin-left="2.223cm" fo:margin-right="0cm" fo:text-indent="-0.792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87">
      <style:text-properties fo:font-family="Times New Roman" style:font-family-complex="Times New Roman" fo:font-size="12pt"/>
    </style:style>
    <style:style style:family="text" style:name="T88">
      <style:text-properties fo:font-family="Times New Roman" style:font-family-complex="Times New Roman" fo:font-size="12pt"/>
    </style:style>
    <style:style style:family="text" style:name="T89">
      <style:text-properties fo:font-family="Times New Roman" style:font-family-complex="Times New Roman" fo:font-size="12pt"/>
    </style:style>
    <style:style style:parent-style-name="637" style:family="paragraph" style:name="P40">
      <style:paragraph-properties fo:line-height="150%" fo:text-align="justify" fo:margin-left="2.223cm" fo:margin-right="0cm" fo:text-indent="-0.792cm" fo:margin-top="0pt" fo:margin-bottom="0pt" fo:background-color="#ffffd7"/>
      <style:text-properties fo:color="#000000" fo:font-family="Calibri" style:font-family-asian="Calibri" style:font-family-complex="Times New Roman" fo:font-size="11pt" fo:language="en" fo:country="US"/>
    </style:style>
    <style:style style:family="text" style:name="T90">
      <style:text-properties fo:font-family="Times New Roman" style:font-family-complex="Times New Roman" fo:font-size="12pt"/>
    </style:style>
    <style:style style:family="text" style:name="T91">
      <style:text-properties fo:font-family="Times New Roman" style:font-family-complex="Times New Roman" fo:font-size="12pt"/>
    </style:style>
    <style:style style:family="text" style:name="T92">
      <style:text-properties fo:font-family="Times New Roman" style:font-family-complex="Times New Roman" fo:font-size="12pt"/>
    </style:style>
    <style:style style:parent-style-name="637" style:family="paragraph" style:name="P41">
      <style:paragraph-properties fo:line-height="150%" fo:text-align="justify" fo:margin-left="2.223cm" fo:margin-right="0cm" fo:text-indent="-0.792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93">
      <style:text-properties fo:font-family="Times New Roman" style:font-family-complex="Times New Roman" fo:font-size="12pt"/>
    </style:style>
    <style:style style:family="text" style:name="T94">
      <style:text-properties fo:font-family="Times New Roman" style:font-family-complex="Times New Roman" fo:font-size="12pt"/>
    </style:style>
    <style:style style:family="text" style:name="T95">
      <style:text-properties fo:font-family="Times New Roman" style:font-family-complex="Times New Roman" fo:font-size="12pt"/>
    </style:style>
    <style:style style:parent-style-name="637" style:family="paragraph" style:name="P42">
      <style:paragraph-properties fo:line-height="150%" fo:text-align="justify" fo:margin-left="2.223cm" fo:margin-right="0cm" fo:text-indent="-0.792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96">
      <style:text-properties fo:font-family="Times New Roman" style:font-family-complex="Times New Roman" fo:font-size="12pt"/>
    </style:style>
    <style:style style:family="text" style:name="T97">
      <style:text-properties fo:font-family="Times New Roman" style:font-family-complex="Times New Roman" fo:font-size="12pt"/>
    </style:style>
    <style:style style:family="text" style:name="T98">
      <style:text-properties fo:font-family="Times New Roman" style:font-family-complex="Times New Roman" fo:font-size="12pt"/>
    </style:style>
    <style:style style:parent-style-name="637" style:family="paragraph" style:name="P43">
      <style:paragraph-properties fo:line-height="150%" fo:text-align="justify" fo:margin-left="2.223cm" fo:margin-right="0cm" fo:text-indent="-0.792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99">
      <style:text-properties fo:font-family="Times New Roman" style:font-family-complex="Times New Roman" fo:font-size="12pt"/>
    </style:style>
    <style:style style:family="text" style:name="T100">
      <style:text-properties fo:font-family="Times New Roman" style:font-family-complex="Times New Roman" fo:font-size="12pt"/>
    </style:style>
    <style:style style:family="text" style:name="T101">
      <style:text-properties fo:font-family="Times New Roman" style:font-family-complex="Times New Roman" fo:font-size="12pt"/>
    </style:style>
    <style:style style:parent-style-name="637" style:family="paragraph" style:name="P44">
      <style:paragraph-properties fo:line-height="150%" fo:text-align="justify" fo:margin-left="2.223cm" fo:margin-right="0cm" fo:text-indent="-0.792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02">
      <style:text-properties fo:font-family="Times New Roman" style:font-family-complex="Times New Roman" fo:font-size="12pt"/>
    </style:style>
    <style:style style:family="text" style:name="T103">
      <style:text-properties fo:font-family="Times New Roman" style:font-family-complex="Times New Roman" fo:font-size="12pt"/>
    </style:style>
    <style:style style:family="text" style:name="T104">
      <style:text-properties fo:font-family="Times New Roman" style:font-family-complex="Times New Roman" fo:font-size="12pt"/>
    </style:style>
    <style:style style:parent-style-name="637" style:family="paragraph" style:name="P45">
      <style:paragraph-properties fo:line-height="150%" fo:text-align="justify" fo:margin-left="2.223cm" fo:margin-right="0cm" fo:text-indent="-0.792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05">
      <style:text-properties fo:font-family="Times New Roman" style:font-family-complex="Times New Roman" fo:font-size="12pt"/>
    </style:style>
    <style:style style:family="text" style:name="T106">
      <style:text-properties fo:font-family="Times New Roman" style:font-family-complex="Times New Roman" fo:font-size="12pt"/>
    </style:style>
    <style:style style:family="text" style:name="T107">
      <style:text-properties fo:font-family="Times New Roman" style:font-family-complex="Times New Roman" fo:font-size="12pt"/>
    </style:style>
    <style:style style:parent-style-name="637" style:family="paragraph" style:name="P46">
      <style:paragraph-properties fo:line-height="150%" fo:text-align="justify" fo:margin-left="2.223cm" fo:margin-right="0cm" fo:text-indent="-0.792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08">
      <style:text-properties fo:font-family="Times New Roman" style:font-family-complex="Times New Roman" fo:font-size="12pt"/>
    </style:style>
    <style:style style:family="text" style:name="T109">
      <style:text-properties fo:font-family="Times New Roman" style:font-family-complex="Times New Roman" fo:font-size="12pt"/>
    </style:style>
    <style:style style:family="text" style:name="T110">
      <style:text-properties fo:font-family="Times New Roman" style:font-family-complex="Times New Roman" fo:font-size="12pt"/>
    </style:style>
    <style:style style:parent-style-name="637" style:family="paragraph" style:name="P47">
      <style:paragraph-properties fo:line-height="150%" fo:text-align="justify" fo:margin-left="2.223cm" fo:margin-right="0cm" fo:text-indent="-0.792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11">
      <style:text-properties fo:font-family="Times New Roman" style:font-family-complex="Times New Roman" fo:font-size="12pt"/>
    </style:style>
    <style:style style:family="text" style:name="T112">
      <style:text-properties fo:font-family="Times New Roman" style:font-family-complex="Times New Roman" fo:font-size="12pt"/>
    </style:style>
    <style:style style:family="text" style:name="T113">
      <style:text-properties fo:font-family="Times New Roman" style:font-family-complex="Times New Roman" fo:font-size="12pt"/>
    </style:style>
    <style:style style:parent-style-name="637" style:family="paragraph" style:name="P48">
      <style:paragraph-properties fo:line-height="150%" fo:text-align="justify" fo:margin-left="2.223cm" fo:margin-right="0cm" fo:text-indent="-0.792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14">
      <style:text-properties fo:font-family="Times New Roman" style:font-family-complex="Times New Roman" fo:font-size="12pt"/>
    </style:style>
    <style:style style:family="text" style:name="T115">
      <style:text-properties fo:font-family="Times New Roman" style:font-family-complex="Times New Roman" fo:font-size="12pt"/>
    </style:style>
    <style:style style:family="text" style:name="T116">
      <style:text-properties fo:font-family="Times New Roman" style:font-family-complex="Times New Roman" fo:font-size="12pt"/>
    </style:style>
    <style:style style:parent-style-name="637" style:family="paragraph" style:name="P49">
      <style:paragraph-properties fo:line-height="150%" fo:text-align="justify" fo:margin-left="2.223cm" fo:margin-right="0cm" fo:text-indent="-0.792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17">
      <style:text-properties fo:font-family="Times New Roman" style:font-family-complex="Times New Roman" fo:font-size="12pt"/>
    </style:style>
    <style:style style:family="text" style:name="T118">
      <style:text-properties fo:font-family="Times New Roman" style:font-family-complex="Times New Roman" fo:font-size="12pt"/>
    </style:style>
    <style:style style:family="text" style:name="T119">
      <style:text-properties fo:font-family="Times New Roman" style:font-family-complex="Times New Roman" fo:font-size="12pt"/>
    </style:style>
    <style:style style:parent-style-name="637" style:family="paragraph" style:name="P50">
      <style:paragraph-properties fo:line-height="150%" fo:text-align="justify" fo:margin-left="2.223cm" fo:margin-right="0cm" fo:text-indent="-0.792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20">
      <style:text-properties fo:font-family="Times New Roman" style:font-family-complex="Times New Roman" fo:font-size="12pt"/>
    </style:style>
    <style:style style:family="text" style:name="T121">
      <style:text-properties fo:font-family="Times New Roman" style:font-family-complex="Times New Roman" fo:font-size="12pt"/>
    </style:style>
    <style:style style:family="text" style:name="T122">
      <style:text-properties fo:font-family="Times New Roman" style:font-family-complex="Times New Roman" fo:font-size="12pt"/>
    </style:style>
    <style:style style:parent-style-name="637" style:family="paragraph" style:name="P51">
      <style:paragraph-properties fo:line-height="150%" fo:text-align="justify" fo:margin-left="2.223cm" fo:margin-right="0cm" fo:text-indent="-0.792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23">
      <style:text-properties fo:font-family="Times New Roman" style:font-family-complex="Times New Roman" fo:font-size="12pt"/>
    </style:style>
    <style:style style:family="text" style:name="T124">
      <style:text-properties fo:font-family="Times New Roman" style:font-family-complex="Times New Roman" fo:font-size="12pt"/>
    </style:style>
    <style:style style:family="text" style:name="T125">
      <style:text-properties fo:font-family="Times New Roman" style:font-family-complex="Times New Roman" fo:font-size="12pt"/>
    </style:style>
    <style:style style:parent-style-name="637" style:family="paragraph" style:name="P52">
      <style:paragraph-properties fo:line-height="150%" fo:text-align="justify" fo:margin-left="2.223cm" fo:margin-right="0cm" fo:text-indent="-0.792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26">
      <style:text-properties fo:font-family="Times New Roman" style:font-family-complex="Times New Roman" fo:font-size="12pt"/>
    </style:style>
    <style:style style:family="text" style:name="T127">
      <style:text-properties fo:font-family="Times New Roman" style:font-family-complex="Times New Roman" fo:font-size="12pt"/>
    </style:style>
    <style:style style:family="text" style:name="T128">
      <style:text-properties fo:font-family="Times New Roman" style:font-family-complex="Times New Roman" fo:font-size="12pt"/>
    </style:style>
    <style:style style:parent-style-name="637" style:family="paragraph" style:name="P53">
      <style:paragraph-properties fo:line-height="150%" fo:text-align="justify" fo:margin-left="2.223cm" fo:margin-right="0cm" fo:text-indent="-0.792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29">
      <style:text-properties fo:font-family="Times New Roman" style:font-family-complex="Times New Roman" fo:font-size="12pt"/>
    </style:style>
    <style:style style:family="text" style:name="T130">
      <style:text-properties fo:font-family="Times New Roman" style:font-family-complex="Times New Roman" fo:font-size="12pt" fo:font-weight="bold"/>
    </style:style>
    <style:style style:family="text" style:name="T131">
      <style:text-properties fo:font-family="Times New Roman" style:font-family-complex="Times New Roman" fo:font-size="12pt"/>
    </style:style>
    <style:style style:parent-style-name="637" style:family="paragraph" style:name="P54">
      <style:paragraph-properties fo:line-height="150%" fo:text-align="justify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32">
      <style:text-properties fo:font-family="Times New Roman" style:font-family-complex="Times New Roman" fo:font-size="12pt" fo:font-weight="bold"/>
    </style:style>
    <style:style style:family="text" style:name="T133">
      <style:text-properties fo:font-family="Times New Roman" style:font-family-complex="Times New Roman" fo:font-size="12pt"/>
    </style:style>
    <style:style style:parent-style-name="637" style:family="paragraph" style:name="P55">
      <style:paragraph-properties fo:line-height="150%" fo:text-align="justify" fo:margin-left="1.27cm" fo:margin-right="0cm" fo:text-indent="0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34">
      <style:text-properties fo:font-family="Times New Roman" style:font-family-complex="Times New Roman" fo:font-size="12pt"/>
    </style:style>
    <style:style style:family="text" style:name="T135">
      <style:text-properties fo:font-family="Times New Roman" style:font-family-complex="Times New Roman" fo:font-size="12pt"/>
    </style:style>
    <style:style style:family="text" style:name="T136">
      <style:text-properties fo:font-family="Times New Roman" style:font-family-complex="Times New Roman" fo:font-size="12pt" fo:font-weight="bold"/>
    </style:style>
    <style:style style:family="text" style:name="T137">
      <style:text-properties fo:font-family="Times New Roman" style:font-family-complex="Times New Roman" fo:font-size="12pt"/>
    </style:style>
    <style:style style:parent-style-name="637" style:family="paragraph" style:name="P56">
      <style:paragraph-properties fo:line-height="150%" fo:text-align="justify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38">
      <style:text-properties fo:font-family="Times New Roman" style:font-family-complex="Times New Roman" fo:font-size="12pt" fo:font-weight="bold"/>
    </style:style>
    <style:style style:family="text" style:name="T139">
      <style:text-properties fo:font-family="Times New Roman" style:font-family-complex="Times New Roman" fo:font-size="12pt"/>
    </style:style>
    <style:style style:parent-style-name="637" style:family="paragraph" style:name="P57">
      <style:paragraph-properties fo:line-height="150%" fo:text-align="justify" fo:margin-left="0cm" fo:margin-right="0cm" fo:text-indent="1.27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40">
      <style:text-properties fo:font-family="Times New Roman" style:font-family-complex="Times New Roman" fo:font-size="12pt"/>
    </style:style>
    <style:style style:family="text" style:name="T141">
      <style:text-properties fo:font-family="Times New Roman" style:font-family-complex="Times New Roman" fo:font-size="12pt" fo:font-weight="bold"/>
    </style:style>
    <style:style style:family="text" style:name="T142">
      <style:text-properties fo:font-family="Times New Roman" style:font-family-complex="Times New Roman" fo:font-size="12pt"/>
    </style:style>
    <style:style style:parent-style-name="637" style:family="paragraph" style:name="P58">
      <style:paragraph-properties fo:line-height="150%" fo:text-align="justify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43">
      <style:text-properties fo:font-family="Times New Roman" style:font-family-complex="Times New Roman" fo:font-size="12pt" fo:font-weight="bold"/>
    </style:style>
    <style:style style:family="text" style:name="T144">
      <style:text-properties fo:font-family="Times New Roman" style:font-family-complex="Times New Roman" fo:font-size="12pt" fo:font-weight="bold"/>
    </style:style>
    <style:style style:parent-style-name="637" style:family="paragraph" style:name="P59">
      <style:paragraph-properties fo:line-height="150%" fo:text-align="justify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45">
      <style:text-properties fo:font-family="Times New Roman" style:font-family-complex="Times New Roman" fo:font-size="12pt" fo:font-weight="bold"/>
    </style:style>
    <style:style style:family="text" style:name="T146">
      <style:text-properties fo:font-family="Times New Roman" style:font-family-complex="Times New Roman" fo:font-size="12pt" fo:font-weight="bold"/>
    </style:style>
    <style:style style:family="text" style:name="T147">
      <style:text-properties fo:font-family="Times New Roman" style:font-family-complex="Times New Roman" fo:font-size="12pt" fo:font-weight="bold"/>
    </style:style>
    <style:style style:parent-style-name="637" style:family="paragraph" style:name="P60">
      <style:paragraph-properties fo:line-height="150%" fo:text-align="justify" fo:margin-left="0cm" fo:margin-right="0cm" fo:text-indent="1.27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48">
      <style:text-properties fo:font-family="Times New Roman" style:font-family-complex="Times New Roman" fo:font-size="12pt"/>
    </style:style>
    <style:style style:family="text" style:name="T149">
      <style:text-properties fo:font-family="Times New Roman" style:font-family-complex="Times New Roman" fo:font-size="12pt" fo:font-weight="bold"/>
    </style:style>
    <style:style style:family="text" style:name="T150">
      <style:text-properties fo:font-family="Times New Roman" style:font-family-complex="Times New Roman" fo:font-size="12pt"/>
    </style:style>
    <style:style style:parent-style-name="637" style:family="paragraph" style:name="P61">
      <style:paragraph-properties fo:line-height="150%" fo:text-align="justify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51">
      <style:text-properties fo:font-family="Times New Roman" style:font-family-complex="Times New Roman" fo:font-size="12pt" fo:font-weight="bold"/>
    </style:style>
    <style:style style:family="text" style:name="T152">
      <style:text-properties fo:font-family="Times New Roman" style:font-family-complex="Times New Roman" fo:font-size="12pt"/>
    </style:style>
    <style:style style:parent-style-name="637" style:family="paragraph" style:name="P62">
      <style:paragraph-properties fo:line-height="150%" fo:text-align="justify" fo:margin-left="0cm" fo:margin-right="0cm" fo:text-indent="1.27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53">
      <style:text-properties fo:font-family="Times New Roman" style:font-family-complex="Times New Roman" fo:font-size="12pt"/>
    </style:style>
    <style:style style:family="text" style:name="T154">
      <style:text-properties fo:font-family="Times New Roman" style:font-family-complex="Times New Roman" fo:font-size="12pt" fo:font-weight="bold"/>
    </style:style>
    <style:style style:family="text" style:name="T155">
      <style:text-properties fo:font-family="Times New Roman" style:font-family-complex="Times New Roman" fo:font-size="12pt"/>
    </style:style>
    <style:style style:parent-style-name="637" style:family="paragraph" style:name="P63">
      <style:paragraph-properties fo:line-height="150%" fo:text-align="justify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56">
      <style:text-properties fo:font-family="Times New Roman" style:font-family-complex="Times New Roman" fo:font-size="12pt" fo:font-weight="bold"/>
    </style:style>
    <style:style style:family="text" style:name="T157">
      <style:text-properties fo:font-family="Times New Roman" style:font-family-complex="Times New Roman" fo:font-size="12pt"/>
    </style:style>
    <style:style style:parent-style-name="637" style:family="paragraph" style:name="P64">
      <style:paragraph-properties fo:line-height="150%" fo:text-align="justify" fo:margin-left="1.27cm" fo:margin-right="0cm" fo:text-indent="0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58">
      <style:text-properties fo:font-family="Times New Roman" style:font-family-complex="Times New Roman" fo:font-size="12pt"/>
    </style:style>
    <style:style style:family="text" style:name="T159">
      <style:text-properties fo:font-family="Times New Roman" style:font-family-complex="Times New Roman" fo:font-size="12pt"/>
    </style:style>
    <style:style style:family="text" style:name="T160">
      <style:text-properties fo:font-family="Times New Roman" style:font-family-complex="Times New Roman" fo:font-size="12pt"/>
    </style:style>
    <style:style style:parent-style-name="637" style:family="paragraph" style:name="P65">
      <style:paragraph-properties fo:line-height="150%" fo:text-align="justify" fo:margin-left="1.27cm" fo:margin-right="0cm" fo:text-indent="0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61">
      <style:text-properties fo:font-family="Times New Roman" style:font-family-complex="Times New Roman" fo:font-size="12pt"/>
    </style:style>
    <style:style style:family="text" style:name="T162">
      <style:text-properties fo:font-family="Times New Roman" style:font-family-complex="Times New Roman" fo:font-size="12pt"/>
    </style:style>
    <style:style style:family="text" style:name="T163">
      <style:text-properties fo:font-family="Times New Roman" style:font-family-complex="Times New Roman" fo:font-size="12pt"/>
    </style:style>
    <style:style style:parent-style-name="637" style:list-style-name="WWNum2" style:family="paragraph" style:name="P66">
      <style:paragraph-properties fo:line-height="150%" fo:text-align="justify" fo:margin-left="2.223cm" fo:margin-right="0cm" fo:text-indent="-0.3158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64">
      <style:text-properties fo:font-family="Times New Roman" style:font-family-complex="Times New Roman" fo:font-size="12pt"/>
    </style:style>
    <style:style style:family="text" style:name="T165">
      <style:text-properties fo:font-family="Times New Roman" style:font-family-complex="Times New Roman" fo:font-size="12pt"/>
    </style:style>
    <style:style style:family="text" style:name="T166">
      <style:text-properties fo:font-family="Times New Roman" style:font-family-complex="Times New Roman" fo:font-size="12pt"/>
    </style:style>
    <style:style style:parent-style-name="637" style:list-style-name="WWNum2" style:family="paragraph" style:name="P67">
      <style:paragraph-properties fo:line-height="150%" fo:text-align="justify" fo:margin-left="2.223cm" fo:margin-right="0cm" fo:text-indent="-0.3158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67">
      <style:text-properties fo:font-family="Times New Roman" style:font-family-complex="Times New Roman" fo:font-size="12pt"/>
    </style:style>
    <style:style style:family="text" style:name="T168">
      <style:text-properties fo:font-family="Times New Roman" style:font-family-complex="Times New Roman" fo:font-size="12pt"/>
    </style:style>
    <style:style style:family="text" style:name="T169">
      <style:text-properties fo:font-family="Times New Roman" style:font-family-complex="Times New Roman" fo:font-size="12pt"/>
    </style:style>
    <style:style style:parent-style-name="637" style:list-style-name="WWNum2" style:family="paragraph" style:name="P68">
      <style:paragraph-properties fo:line-height="150%" fo:text-align="justify" fo:margin-left="2.223cm" fo:margin-right="0cm" fo:text-indent="-0.3158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70">
      <style:text-properties fo:font-family="Times New Roman" style:font-family-complex="Times New Roman" fo:font-size="12pt"/>
    </style:style>
    <style:style style:family="text" style:name="T171">
      <style:text-properties fo:font-family="Times New Roman" style:font-family-complex="Times New Roman" fo:font-size="12pt"/>
    </style:style>
    <style:style style:family="text" style:name="T172">
      <style:text-properties fo:font-family="Times New Roman" style:font-family-complex="Times New Roman" fo:font-size="12pt"/>
    </style:style>
    <style:style style:parent-style-name="637" style:list-style-name="WWNum2" style:family="paragraph" style:name="P69">
      <style:paragraph-properties fo:line-height="150%" fo:text-align="justify" fo:margin-left="2.223cm" fo:margin-right="0cm" fo:text-indent="-0.3158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73">
      <style:text-properties fo:font-family="Times New Roman" style:font-family-complex="Times New Roman" fo:font-size="12pt"/>
    </style:style>
    <style:style style:family="text" style:name="T174">
      <style:text-properties fo:font-family="Times New Roman" style:font-family-complex="Times New Roman" fo:font-size="12pt"/>
    </style:style>
    <style:style style:parent-style-name="637" style:list-style-name="WWNum2" style:family="paragraph" style:name="P70">
      <style:paragraph-properties fo:line-height="150%" fo:text-align="justify" fo:margin-left="2.223cm" fo:margin-right="0cm" fo:text-indent="-0.3158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75">
      <style:text-properties fo:font-family="Times New Roman" style:font-family-complex="Times New Roman" fo:font-size="12pt"/>
    </style:style>
    <style:style style:family="text" style:name="T176">
      <style:text-properties fo:font-family="Times New Roman" style:font-family-complex="Times New Roman" fo:font-size="12pt"/>
    </style:style>
    <style:style style:family="text" style:name="T177">
      <style:text-properties fo:font-family="Times New Roman" style:font-family-complex="Times New Roman" fo:font-size="12pt"/>
    </style:style>
    <style:style style:parent-style-name="637" style:list-style-name="WWNum2" style:family="paragraph" style:name="P71">
      <style:paragraph-properties fo:line-height="150%" fo:text-align="justify" fo:margin-left="2.223cm" fo:margin-right="0cm" fo:text-indent="-0.3158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78">
      <style:text-properties fo:font-family="Times New Roman" style:font-family-complex="Times New Roman" fo:font-size="12pt"/>
    </style:style>
    <style:style style:family="text" style:name="T179">
      <style:text-properties fo:font-family="Times New Roman" style:font-family-complex="Times New Roman" fo:font-size="12pt"/>
    </style:style>
    <style:style style:family="text" style:name="T180">
      <style:text-properties fo:font-family="Times New Roman" style:font-family-complex="Times New Roman" fo:font-size="12pt"/>
    </style:style>
    <style:style style:parent-style-name="637" style:list-style-name="WWNum2" style:family="paragraph" style:name="P72">
      <style:paragraph-properties fo:line-height="150%" fo:text-align="justify" fo:margin-left="2.223cm" fo:margin-right="0cm" fo:text-indent="-0.3158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81">
      <style:text-properties fo:font-family="Times New Roman" style:font-family-complex="Times New Roman" fo:font-size="12pt"/>
    </style:style>
    <style:style style:family="text" style:name="T182">
      <style:text-properties fo:font-family="Times New Roman" style:font-family-complex="Times New Roman" fo:font-size="12pt"/>
    </style:style>
    <style:style style:family="text" style:name="T183">
      <style:text-properties fo:font-family="Times New Roman" style:font-family-complex="Times New Roman" fo:font-size="12pt"/>
    </style:style>
    <style:style style:parent-style-name="637" style:list-style-name="WWNum2" style:family="paragraph" style:name="P73">
      <style:paragraph-properties fo:line-height="150%" fo:text-align="justify" fo:margin-left="2.223cm" fo:margin-right="0cm" fo:text-indent="-0.3158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84">
      <style:text-properties fo:font-family="Times New Roman" style:font-family-complex="Times New Roman" fo:font-size="12pt"/>
    </style:style>
    <style:style style:family="text" style:name="T185">
      <style:text-properties fo:font-family="Times New Roman" style:font-family-complex="Times New Roman" fo:font-size="12pt" fo:font-weight="bold"/>
    </style:style>
    <style:style style:family="text" style:name="T186">
      <style:text-properties fo:font-family="Times New Roman" style:font-family-complex="Times New Roman" fo:font-size="12pt"/>
    </style:style>
    <style:style style:parent-style-name="637" style:family="paragraph" style:name="P74">
      <style:paragraph-properties fo:line-height="150%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87">
      <style:text-properties fo:font-family="Times New Roman" style:font-family-complex="Times New Roman" fo:font-size="12pt" fo:font-weight="bold"/>
    </style:style>
    <style:style style:family="text" style:name="T188">
      <style:text-properties fo:font-family="Times New Roman" style:font-family-complex="Times New Roman" fo:font-size="12pt" fo:font-weight="bold"/>
    </style:style>
    <style:style style:family="text" style:name="T189">
      <style:text-properties fo:font-family="Times New Roman" style:font-family-complex="Times New Roman" fo:font-size="12pt" fo:font-weight="bold"/>
    </style:style>
    <style:style style:parent-style-name="637" style:family="paragraph" style:name="P75">
      <style:paragraph-properties fo:line-height="100%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90">
      <style:text-properties fo:font-family="Times New Roman" style:font-family-complex="Times New Roman" fo:font-size="12pt" fo:font-weight="bold"/>
    </style:style>
    <style:style style:family="text" style:name="T191">
      <style:text-properties fo:font-family="Times New Roman" style:font-family-complex="Times New Roman" fo:font-size="12pt"/>
    </style:style>
    <style:style style:parent-style-name="637" style:family="paragraph" style:name="P76">
      <style:paragraph-properties fo:line-height="150%" fo:margin-left="1.905cm" fo:margin-right="0cm" fo:text-indent="-0.6333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92">
      <style:text-properties fo:font-family="Times New Roman" style:font-family-complex="Times New Roman" fo:font-size="12pt" fo:font-weight="bold"/>
    </style:style>
    <style:style style:family="text" style:name="T193">
      <style:text-properties fo:font-family="Times New Roman" style:font-family-complex="Times New Roman" fo:font-size="12pt"/>
    </style:style>
    <style:style style:family="text" style:name="T194">
      <style:text-properties fo:font-family="Times New Roman" style:font-family-complex="Times New Roman" fo:font-size="12pt" fo:font-weight="bold"/>
    </style:style>
    <style:style style:family="text" style:name="T195">
      <style:text-properties fo:font-family="Times New Roman" style:font-family-complex="Times New Roman" fo:font-size="12pt"/>
    </style:style>
    <style:style style:parent-style-name="637" style:family="paragraph" style:name="P77">
      <style:paragraph-properties fo:line-height="150%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96">
      <style:text-properties fo:font-family="Times New Roman" style:font-family-complex="Times New Roman" fo:font-size="12pt" fo:font-weight="bold"/>
    </style:style>
    <style:style style:family="text" style:name="T197">
      <style:text-properties fo:font-family="Times New Roman" style:font-family-complex="Times New Roman" fo:font-size="12pt" fo:font-weight="bold"/>
    </style:style>
    <style:style style:family="text" style:name="T198">
      <style:text-properties fo:font-family="Times New Roman" style:font-family-complex="Times New Roman" fo:font-size="12pt" fo:font-weight="bold"/>
    </style:style>
    <style:style style:parent-style-name="637" style:family="paragraph" style:name="P78">
      <style:paragraph-properties fo:line-height="150%" fo:margin-left="1.27cm" fo:margin-right="0cm" fo:text-indent="0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199">
      <style:text-properties fo:font-family="Times New Roman" style:font-family-complex="Times New Roman" fo:font-size="12pt"/>
    </style:style>
    <style:style style:family="text" style:name="T200">
      <style:text-properties fo:font-family="Times New Roman" style:font-family-complex="Times New Roman" fo:font-size="12pt" fo:font-weight="bold"/>
    </style:style>
    <style:style style:family="text" style:name="T201">
      <style:text-properties fo:font-family="Times New Roman" style:font-family-complex="Times New Roman" fo:font-size="12pt"/>
    </style:style>
    <style:style style:parent-style-name="637" style:family="paragraph" style:name="P79">
      <style:paragraph-properties fo:line-height="150%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202">
      <style:text-properties fo:font-family="Times New Roman" style:font-family-complex="Times New Roman" fo:font-size="12pt" fo:font-weight="bold"/>
    </style:style>
    <style:style style:family="text" style:name="T203">
      <style:text-properties fo:font-family="Times New Roman" style:font-family-complex="Times New Roman" fo:font-size="12pt" fo:font-weight="bold"/>
    </style:style>
    <style:style style:family="text" style:name="T204">
      <style:text-properties fo:font-family="Times New Roman" style:font-family-complex="Times New Roman" fo:font-size="12pt" fo:font-weight="bold"/>
    </style:style>
    <style:style style:parent-style-name="637" style:family="paragraph" style:name="P80">
      <style:paragraph-properties fo:line-height="150%" fo:margin-left="0cm" fo:margin-right="0cm" fo:text-indent="1.27cm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205">
      <style:text-properties fo:font-family="Times New Roman" style:font-family-complex="Times New Roman" fo:font-size="12pt"/>
    </style:style>
    <style:style style:family="text" style:name="T206">
      <style:text-properties fo:font-family="Times New Roman" style:font-family-complex="Times New Roman" fo:font-size="12pt" fo:font-weight="bold"/>
    </style:style>
    <style:style style:family="text" style:name="T207">
      <style:text-properties fo:font-family="Times New Roman" style:font-family-complex="Times New Roman" fo:font-size="12pt"/>
    </style:style>
    <style:style style:parent-style-name="637" style:family="paragraph" style:name="P81">
      <style:paragraph-properties fo:line-height="150%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208">
      <style:text-properties fo:font-family="Times New Roman" style:font-family-complex="Times New Roman" fo:font-size="12pt"/>
    </style:style>
    <style:style style:family="text" style:name="T209">
      <style:text-properties fo:font-family="Times New Roman" style:font-family-complex="Times New Roman" fo:font-size="12pt"/>
    </style:style>
    <style:style style:parent-style-name="637" style:family="paragraph" style:name="P82">
      <style:paragraph-properties fo:line-height="150%" fo:text-align="justify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210">
      <style:text-properties fo:font-family="Times New Roman" style:font-family-complex="Times New Roman" fo:font-size="12pt" style:text-underline-type="single" style:text-underline-style="solid" style:text-underline-width="auto" style:text-underline-color="font-color" fo:font-weight="bold"/>
    </style:style>
    <style:style style:family="text" style:name="T211">
      <style:text-properties fo:font-family="Times New Roman" style:font-family-complex="Times New Roman" fo:font-size="12pt" style:text-underline-type="single" style:text-underline-style="solid" style:text-underline-width="auto" style:text-underline-color="font-color" fo:font-weight="bold"/>
    </style:style>
    <style:style style:family="text" style:name="T212">
      <style:text-properties fo:font-family="Times New Roman" style:font-family-complex="Times New Roman" fo:font-size="12pt" style:text-underline-type="single" style:text-underline-style="solid" style:text-underline-width="auto" style:text-underline-color="font-color" fo:font-weight="bold"/>
    </style:style>
    <style:style style:parent-style-name="637" style:list-style-name="WWNum3" style:family="paragraph" style:name="P83">
      <style:paragraph-properties fo:line-height="150%" fo:text-align="justify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213">
      <style:text-properties fo:font-family="Times New Roman" style:font-family-complex="Times New Roman" fo:font-size="12pt" fo:font-weight="bold"/>
    </style:style>
    <style:style style:family="text" style:name="T214">
      <style:text-properties fo:font-family="Times New Roman" style:font-family-complex="Times New Roman" fo:font-size="12pt" fo:font-weight="bold"/>
    </style:style>
    <style:style style:family="text" style:name="T215">
      <style:text-properties fo:font-family="Times New Roman" style:font-family-complex="Times New Roman" fo:font-size="12pt" fo:font-weight="bold"/>
    </style:style>
    <style:style style:parent-style-name="637" style:list-style-name="WWNum3" style:family="paragraph" style:name="P84">
      <style:paragraph-properties fo:line-height="150%" fo:text-align="justify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216">
      <style:text-properties fo:font-family="Times New Roman" style:font-family-complex="Times New Roman" fo:font-size="12pt" fo:font-weight="bold"/>
    </style:style>
    <style:style style:family="text" style:name="T217">
      <style:text-properties fo:font-family="Times New Roman" style:font-family-complex="Times New Roman" fo:font-size="12pt" fo:font-weight="bold"/>
    </style:style>
    <style:style style:family="text" style:name="T218">
      <style:text-properties fo:font-family="Times New Roman" style:font-family-complex="Times New Roman" fo:font-size="12pt" fo:font-weight="bold"/>
    </style:style>
    <style:style style:parent-style-name="637" style:list-style-name="WWNum3" style:family="paragraph" style:name="P85">
      <style:paragraph-properties fo:line-height="150%" fo:text-align="justify" fo:margin-top="0pt" fo:margin-bottom="0pt"/>
      <style:text-properties fo:color="#000000" fo:font-family="Calibri" style:font-family-asian="Calibri" style:font-family-complex="Times New Roman" fo:font-size="11pt" fo:language="en" fo:country="US"/>
    </style:style>
    <style:style style:family="text" style:name="T219">
      <style:text-properties fo:font-family="Times New Roman" style:font-family-complex="Times New Roman" fo:font-size="12pt" fo:font-weight="bold"/>
    </style:style>
    <style:style style:family="text" style:name="T220">
      <style:text-properties fo:font-family="Times New Roman" style:font-family-complex="Times New Roman" fo:font-size="12pt"/>
    </style:style>
    <style:style style:family="text" style:name="T221">
      <style:text-properties fo:font-family="Times New Roman" style:font-family-complex="Times New Roman" fo:font-size="12pt" fo:font-weight="bold"/>
    </style:style>
    <style:style style:family="text" style:name="T222">
      <style:text-properties fo:font-family="Times New Roman" style:font-family-complex="Times New Roman" fo:font-size="12pt"/>
    </style:style>
  </office:automatic-styles>
  <office:body>
    <office:text text:use-soft-page-breaks="true">
      <text:p text:style-name="P33"><text:span text:style-name="T69">Assignment</text:span><text:span text:style-name="T70"/><text:span text:style-name="T71"/></text:p>
      <text:p text:style-name="P34"><text:span text:style-name="T72">Financial Accounting / Principles of Accounting</text:span><text:span text:style-name="T73"/><text:span text:style-name="T74"/></text:p>
      <text:p text:style-name="P35"><text:span text:style-name="T75">Problem</text:span><text:span text:style-name="T76"/><text:span text:style-name="T77"/></text:p>
      <text:p text:style-name="P36"><text:span text:style-name="T78">Larry Hill began a real state agency he called Rockhill Realty; and during the month of March, he completed the following transactions: </text:span><text:span text:style-name="T79"/><text:span text:style-name="T80"/></text:p>
      <text:p text:style-name="P37"><text:span text:style-name="T81"><text:s text:c="2"/></text:span><text:span text:style-name="T82">March 1<text:s text:c="6"/>Began business by investing Tk. 40000 in cash. </text:span><text:span/></text:p>
      <text:p text:style-name="P38"><text:span text:style-name="T83">2<text:tab/>Purchased a small office buil</text:span><text:span text:style-name="T84">ding and the office equipment of Western Realty, consisting of office equipment Tk. 4000; Land Tk. 14000; and building Tk. 48000. He paid Tk. 18000 in cash for office equipment &amp; land and signed a 3-month mortgage contract for building to pay the balance. </text:span><text:span text:style-name="T85"/><text:span text:style-name="T86"/></text:p>
      <text:p text:style-name="P39"><text:span text:style-name="T87">3<text:tab/>Paid Tk. 2400 for two years insurance. </text:span><text:span text:style-name="T88"/><text:span text:style-name="T89"/></text:p>
      <text:p text:style-name="P40"><text:span text:style-name="T90">4<text:tab/>Took his personal automobile, which had a Tk. 5500 fair value, for permanent and exclusive use in the business. </text:span><text:span text:style-name="T91"/><text:span text:style-name="T92"/></text:p>
      <text:p text:style-name="P41"><text:span text:style-name="T93">5<text:tab/>Earned and collected a Tk. 5300 commission from the sale of a house. </text:span><text:span text:style-name="T94"/><text:span text:style-name="T95"/></text:p>
      <text:p text:style-name="P42"><text:span text:style-name="T96">7 (6)<text:tab/>Purchased office supplies Tk. 750 and office equipment Tk. 2500 from Office supply Company on credit. </text:span><text:span text:style-name="T97"/><text:span text:style-name="T98"/></text:p>
      <text:p text:style-name="P43"><text:span text:style-name="T99">9 (7)<text:tab/>Paid the salary of the office secretary Tk. 400.</text:span><text:span text:style-name="T100"/><text:span text:style-name="T101"/></text:p>
      <text:p text:style-name="P44"><text:span text:style-name="T102">10 (8)<text:tab/>Completed property management services for Neal Able on credit Tk. 600.</text:span><text:span text:style-name="T103"/><text:span text:style-name="T104"/></text:p>
      <text:p text:style-name="P45"><text:span text:style-name="T105">11 (9)<text:tab/><text:tab/>Paid Office Supply Company for the items purchased in transaction (7).</text:span><text:span text:style-name="T106"/><text:span text:style-name="T107"/></text:p>
      <text:p text:style-name="P46"><text:span text:style-name="T108">14 (10)<text:tab/>Received Tk. 1600 as commission in advance to settle a deal in April.<text:s text:c="2"/></text:span><text:span text:style-name="T109"/><text:span text:style-name="T110"/></text:p>
      <text:p text:style-name="P47"><text:span text:style-name="T111">15 (11)<text:tab/>Received Tk. 60 from Neal Able for the services of transaction (10).</text:span><text:span text:style-name="T112"/><text:span text:style-name="T113"/></text:p>
      <text:p text:style-name="P48"><text:span text:style-name="T114">18 (12)<text:tab/>Purchased additional office supplies on credit Tk. 650.</text:span><text:span text:style-name="T115"/><text:span text:style-name="T116"/></text:p>
      <text:p text:style-name="P49"><text:span text:style-name="T117">22 (13)<text:tab/>Earned and collected a Tk. 2700 commission from the sale of a building lot.</text:span><text:span text:style-name="T118"/><text:span text:style-name="T119"/></text:p>
      <text:p text:style-name="P50"><text:span text:style-name="T120">27 (14)<text:tab/>Paid the salary of the office secretary Tk. 400.</text:span><text:span text:style-name="T121"/><text:span text:style-name="T122"/></text:p>
      <text:p text:style-name="P51"><text:span text:style-name="T123">28 (15)<text:tab/>Paid for newspaper advertising that has appeared Tk.185</text:span><text:span text:style-name="T124"/><text:span text:style-name="T125"/></text:p>
      <text:p text:style-name="P52"><text:span text:style-name="T126">29 (16)<text:tab/>Paid the telephone bill Tk. 250.</text:span><text:span text:style-name="T127"/><text:span text:style-name="T128"/></text:p>
      <text:p text:style-name="P53"><text:span text:style-name="T129">30 (17)<text:tab/>Larry Hill withdrew Tk.250 from the business for personal expenses.</text:span><text:span text:style-name="T130"/><text:span text:style-name="T131"/></text:p>
      <text:p text:style-name="P54"><text:span text:style-name="T132">Requirement 1:</text:span><text:span text:style-name="T133"><text:s/></text:span><text:span/></text:p>
      <text:p text:style-name="P55"><text:span text:style-name="T134">Show the effects of the transactions on the accounting equation by arranging the following accounts: Cash; Accounts Receivable; Office Supplies; Office Equipment; Prepaid Insurance;<text:s text:c="2"/>Automobile; Land; Building;</text:span><text:span text:style-name="T135"> Accounts Payable; Mortgage Payable; Larry Hill, Capital; Larry Hill Withdrawals; Commissions Earned; Unearned Commission; Management Fees Earned; Advertising Expense; Salaries Expense; and Telephone Expense. You may choose/reduce additional account title.</text:span><text:span text:style-name="T136"/><text:span text:style-name="T137"/></text:p>
      <text:p text:style-name="P56"><text:span text:style-name="T138">Requirement 2:</text:span><text:span text:style-name="T139"><text:s/></text:span><text:span/></text:p>
      <text:p text:style-name="P57"><text:span text:style-name="T140">Using the data in the problem; journalize the transactions.</text:span><text:span text:style-name="T141"/><text:span text:style-name="T142"/></text:p>
      <text:p text:style-name="P58"><text:span text:style-name="T143"/><text:span text:style-name="T144"/></text:p>
      <text:p text:style-name="P59"><text:span text:style-name="T145">Requirement 3: </text:span><text:span text:style-name="T146"/><text:span text:style-name="T147"/></text:p>
      <text:p text:style-name="P60"><text:span text:style-name="T148">Refer to the data in requirement no. 2; prepare necessary ledger accounts.</text:span><text:span text:style-name="T149"/><text:span text:style-name="T150"/></text:p>
      <text:p text:style-name="P61"><text:span text:style-name="T151">Requirement 4:</text:span><text:span text:style-name="T152"><text:s text:c="2"/></text:span><text:span/></text:p>
      <text:p text:style-name="P62"><text:span text:style-name="T153">Refer to data in requirement no. 3; prepare a trial balance sheet. </text:span><text:span text:style-name="T154"/><text:span text:style-name="T155"/></text:p>
      <text:p text:style-name="P63"><text:span text:style-name="T156">Requirement 5:</text:span><text:span text:style-name="T157"><text:s/></text:span><text:span/></text:p>
      <text:p text:style-name="P64"><text:span text:style-name="T158">Refer to data in requirement no. 4 and using the following additional information, prepare and post adjusting entries to the ledger accounts and generate an adjusted trial balance. </text:span><text:span text:style-name="T159"/><text:span text:style-name="T160"/></text:p>
      <text:p text:style-name="P65"><text:span text:style-name="T161">Additional information: </text:span><text:span text:style-name="T162"/><text:span text:style-name="T163"/></text:p>
      <text:list text:style-name="WWNum2" text:continue-numbering="true">
        <text:list-item>
          <text:p text:style-name="P66"><text:span text:style-name="T164">On March 2, the mortgage was signed for three months. The interest rate is 12% PA.</text:span><text:span text:style-name="T165"/><text:span text:style-name="T166"/></text:p>
        </text:list-item>
        <text:list-item>
          <text:p text:style-name="P67"><text:span text:style-name="T167">The office equipment has a 4-year useful life where as the office building has 12 years. </text:span><text:span text:style-name="T168"/><text:span text:style-name="T169"/></text:p>
        </text:list-item>
        <text:list-item>
          <text:p text:style-name="P68"><text:span text:style-name="T170">On March 31, the value of the unused office supplies is Tk. 25. </text:span><text:span text:style-name="T171"/><text:span text:style-name="T172"/></text:p>
        </text:list-item>
        <text:list-item>
          <text:p text:style-name="P69"><text:span text:style-name="T173">A part of the office building is unused and rented it to a shopper on March 3 with a monthly rent of Tk. 300. </text:span><text:span text:style-name="T174"/></text:p>
        </text:list-item>
        <text:list-item>
          <text:p text:style-name="P70"><text:span text:style-name="T175">There were Tk. 295 of commission earned but it is unrecorded and unpaid. </text:span><text:span text:style-name="T176"/><text:span text:style-name="T177"/></text:p>
        </text:list-item>
        <text:list-item>
          <text:p text:style-name="P71"><text:span text:style-name="T178">The insurance is paid for two years commencing on March 1.</text:span><text:span text:style-name="T179"/><text:span text:style-name="T180"/></text:p>
        </text:list-item>
        <text:list-item>
          <text:p text:style-name="P72"><text:span text:style-name="T181">The business employed two workers Tk. 350 each on daily basis on March 27 and they have worked for 3 days and have not yet paid.</text:span><text:span text:style-name="T182"/><text:span text:style-name="T183"/></text:p>
        </text:list-item>
        <text:list-item>
          <text:p text:style-name="P73"><text:span text:style-name="T184">The utility bill for Water and Gas Tk. 175 received on March 31.</text:span><text:span text:style-name="T185"/><text:span text:style-name="T186"/></text:p>
        </text:list-item>
      </text:list>
      <text:p text:style-name="P74"><text:span text:style-name="T187">Requirement 6:</text:span><text:span text:style-name="T188"/><text:span text:style-name="T189"/></text:p>
      <text:p text:style-name="P75"><text:span text:style-name="T190"><text:tab/>(a) </text:span><text:span text:style-name="T191">Refer to data in requirement 5; prepare a worksheet for the month of March.</text:span><text:span/></text:p>
      <text:p text:style-name="P76"><text:span text:style-name="T192">(b) </text:span><text:span text:style-name="T193">Refer to data in requirement 5;</text:span><text:span text:style-name="T194"><text:s/></text:span><text:span text:style-name="T195">Prepare the income statement and owner’s equity statement and a classified balance sheet for March.</text:span><text:span/></text:p>
      <text:p text:style-name="P77"><text:span text:style-name="T196">Requirement 7: </text:span><text:span text:style-name="T197"/><text:span text:style-name="T198"/></text:p>
      <text:p text:style-name="P78"><text:span text:style-name="T199">Refer to data in requirement 6;</text:span><text:span text:style-name="T200"><text:s/></text:span><text:span text:style-name="T201">Journalize and post closing entries and complete the closing process.</text:span><text:span/></text:p>
      <text:p text:style-name="P79"><text:span text:style-name="T202">Requirement 8: </text:span><text:span text:style-name="T203"/><text:span text:style-name="T204"/></text:p>
      <text:p text:style-name="P80"><text:span text:style-name="T205">Refer to data in requirement 7;</text:span><text:span text:style-name="T206"><text:s/></text:span><text:span text:style-name="T207">prepare a post-closing trial balance for March. </text:span><text:span/></text:p>
      <text:p text:style-name="P81"><text:span text:style-name="T208"/><text:span text:style-name="T209"/></text:p>
      <text:p text:style-name="P82"><text:span text:style-name="T210">IMPORTANT NOTE: </text:span><text:span text:style-name="T211"/><text:span text:style-name="T212"/></text:p>
      <text:list text:style-name="WWNum3" text:continue-numbering="true">
        <text:list-item>
          <text:p text:style-name="P83"><text:span text:style-name="T213">Assignment must be hand-written both sided on A-4 size paper. </text:span><text:span text:style-name="T214"/><text:span text:style-name="T215"/></text:p>
        </text:list-item>
        <text:list-item>
          <text:p text:style-name="P84"><text:span text:style-name="T216">Last date of Submission is specified by the teacher.</text:span><text:span text:style-name="T217"/><text:span text:style-name="T218"/></text:p>
        </text:list-item>
        <text:list-item>
          <text:p text:style-name="P85"><text:span text:style-name="T219">Submitted to </text:span><text:span text:style-name="T220">Professor Md. Zakir Hosen FCA, </text:span><text:span text:style-name="T221"><text:s text:c="2"/></text:span><text:span text:style-name="T222">Dept. of Accounting and ISs, PSTU.</text:span><text:span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7">
      <style:paragraph-properties/>
    </style:style>
    <style:style style:parent-style-name="137" style:display-name="Heading 1" style:family="paragraph" style:name="138">
      <style:paragraph-properties fo:margin-top="18pt" fo:margin-bottom="4pt"/>
      <style:text-properties fo:color="#0f4761" fo:font-family="Arial" style:font-family-asian="Arial" style:font-family-complex="Arial" fo:font-size="20pt"/>
    </style:style>
    <style:style style:parent-style-name="137" style:display-name="Heading 2" style:family="paragraph" style:name="139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137" style:display-name="Heading 3" style:family="paragraph" style:name="140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137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7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7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7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7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7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649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649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649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649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649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649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649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649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649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37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649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137" style:display-name="Subtitle" style:family="paragraph" style:name="160">
      <style:paragraph-properties/>
      <style:text-properties fo:color="#595959" fo:font-size="14pt" fo:letter-spacing="0.75pt"/>
    </style:style>
    <style:style style:parent-style-name="649" style:display-name="Subtitle Char" style:family="text" style:name="161">
      <style:paragraph-properties/>
      <style:text-properties fo:color="#595959" fo:font-size="14pt" fo:letter-spacing="0.75pt"/>
    </style:style>
    <style:style style:parent-style-name="137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649" style:display-name="Quote Char" style:family="text" style:name="163">
      <style:paragraph-properties/>
      <style:text-properties fo:color="#404040" fo:font-style="italic"/>
    </style:style>
    <style:style style:parent-style-name="649" style:display-name="Intense Emphasis" style:family="text" style:name="165">
      <style:paragraph-properties/>
      <style:text-properties fo:color="#0f4761" fo:font-style="italic"/>
    </style:style>
    <style:style style:parent-style-name="137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649" style:display-name="Intense Quote Char" style:family="text" style:name="167">
      <style:paragraph-properties/>
      <style:text-properties fo:color="#0f4761" fo:font-style="italic"/>
    </style:style>
    <style:style style:parent-style-name="649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37" style:display-name="No Spacing" style:family="paragraph" style:name="169">
      <style:paragraph-properties fo:line-height="100%" fo:margin-bottom="0pt"/>
    </style:style>
    <style:style style:parent-style-name="649" style:display-name="Subtle Emphasis" style:family="text" style:name="170">
      <style:paragraph-properties/>
      <style:text-properties fo:color="#404040" fo:font-style="italic"/>
    </style:style>
    <style:style style:parent-style-name="649" style:display-name="Emphasis" style:family="text" style:name="171">
      <style:paragraph-properties/>
      <style:text-properties fo:font-style="italic"/>
    </style:style>
    <style:style style:parent-style-name="649" style:display-name="Strong" style:family="text" style:name="172">
      <style:paragraph-properties/>
      <style:text-properties fo:font-weight="bold"/>
    </style:style>
    <style:style style:parent-style-name="649" style:display-name="Subtle Reference" style:family="text" style:name="173">
      <style:paragraph-properties/>
      <style:text-properties fo:font-variant="small-caps" fo:color="#5a5a5a"/>
    </style:style>
    <style:style style:parent-style-name="649" style:display-name="Book Title" style:family="text" style:name="174">
      <style:paragraph-properties/>
      <style:text-properties fo:letter-spacing="0.25pt" fo:font-style="italic" fo:font-weight="bold"/>
    </style:style>
    <style:style style:parent-style-name="137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49" style:display-name="Header Char" style:family="text" style:name="176">
      <style:paragraph-properties/>
    </style:style>
    <style:style style:parent-style-name="137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49" style:display-name="Footer Char" style:family="text" style:name="178">
      <style:paragraph-properties/>
    </style:style>
    <style:style style:parent-style-name="137" style:display-name="footnote text" style:family="paragraph" style:name="180">
      <style:paragraph-properties fo:line-height="100%" fo:margin-bottom="0pt"/>
      <style:text-properties fo:font-size="10pt"/>
    </style:style>
    <style:style style:parent-style-name="649" style:display-name="Footnote Text Char" style:family="text" style:name="181">
      <style:paragraph-properties/>
      <style:text-properties fo:font-size="10pt"/>
    </style:style>
    <style:style style:parent-style-name="649" style:display-name="footnote reference" style:family="text" style:name="182">
      <style:paragraph-properties/>
      <style:text-properties style:text-position="super 58%"/>
    </style:style>
    <style:style style:parent-style-name="137" style:display-name="endnote text" style:family="paragraph" style:name="183">
      <style:paragraph-properties fo:line-height="100%" fo:margin-bottom="0pt"/>
      <style:text-properties fo:font-size="10pt"/>
    </style:style>
    <style:style style:parent-style-name="649" style:display-name="Endnote Text Char" style:family="text" style:name="184">
      <style:paragraph-properties/>
      <style:text-properties fo:font-size="10pt"/>
    </style:style>
    <style:style style:parent-style-name="649" style:display-name="endnote reference" style:family="text" style:name="185">
      <style:paragraph-properties/>
      <style:text-properties style:text-position="super 58%"/>
    </style:style>
    <style:style style:parent-style-name="649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49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display-name="TOC Heading" style:family="paragraph" style:name="197">
      <style:paragraph-properties/>
    </style:style>
    <style:style style:parent-style-name="137" style:display-name="table of figures" style:family="paragraph" style:name="198">
      <style:paragraph-properties fo:margin-bottom="0pt"/>
    </style:style>
    <style:style style:display-name="DStyle_paragraph" style:family="paragraph" style:name="636">
      <style:paragraph-properties/>
      <style:text-properties fo:color="#000000" fo:font-family="Liberation Serif" style:font-family-asian="Noto Serif CJK SC" style:font-family-complex="Noto Sans Devanagari" fo:font-size="12pt" fo:language="en" fo:country="US"/>
    </style:style>
    <style:style style:parent-style-name="636" style:display-name="Standard" style:family="paragraph" style:name="637">
      <style:paragraph-properties fo:line-height="115%" fo:margin-top="0pt" fo:margin-bottom="10pt"/>
      <style:text-properties fo:color="#000000" fo:font-family="Calibri" style:font-family-asian="Calibri" style:font-family-complex="Times New Roman" fo:font-size="11pt" fo:language="en" fo:country="US"/>
    </style:style>
    <style:style style:parent-style-name="637" style:display-name="Heading" style:family="paragraph" style:name="638">
      <style:paragraph-properties fo:margin-top="12pt" fo:margin-bottom="6pt"/>
      <style:text-properties fo:font-family="Liberation Sans" style:font-family-asian="Noto Sans CJK SC" style:font-family-complex="Noto Sans Devanagari" fo:font-size="14pt"/>
    </style:style>
    <style:style style:parent-style-name="637" style:display-name="Text body" style:family="paragraph" style:name="639">
      <style:paragraph-properties fo:line-height="115%" fo:margin-top="0pt" fo:margin-bottom="7pt"/>
    </style:style>
    <style:style style:parent-style-name="639" style:display-name="List" style:family="paragraph" style:name="640">
      <style:paragraph-properties/>
      <style:text-properties style:font-family-complex="Noto Sans Devanagari"/>
    </style:style>
    <style:style style:parent-style-name="637" style:display-name="Caption" style:family="paragraph" style:name="641">
      <style:paragraph-properties fo:margin-top="6pt" fo:margin-bottom="6pt"/>
      <style:text-properties style:font-family-complex="Noto Sans Devanagari" fo:font-size="12pt" fo:font-style="italic"/>
    </style:style>
    <style:style style:parent-style-name="637" style:display-name="Index" style:family="paragraph" style:name="642">
      <style:paragraph-properties/>
      <style:text-properties style:font-family-complex="Noto Sans Devanagari"/>
    </style:style>
    <style:style style:parent-style-name="637" style:display-name="Caption" style:family="paragraph" style:name="643">
      <style:paragraph-properties fo:margin-top="6pt" fo:margin-bottom="6pt"/>
      <style:text-properties style:font-family-complex="Noto Sans Devanagari" fo:font-size="12pt" fo:font-style="italic"/>
    </style:style>
    <style:style style:parent-style-name="637" style:display-name="caption1" style:family="paragraph" style:name="644">
      <style:paragraph-properties fo:margin-top="6pt" fo:margin-bottom="6pt"/>
      <style:text-properties style:font-family-complex="Noto Sans Devanagari" fo:font-size="12pt" fo:font-style="italic"/>
    </style:style>
    <style:style style:parent-style-name="637" style:display-name="caption11" style:family="paragraph" style:name="645">
      <style:paragraph-properties fo:margin-top="6pt" fo:margin-bottom="6pt"/>
      <style:text-properties style:font-family-complex="Noto Sans Devanagari" fo:font-size="12pt" fo:font-style="italic"/>
    </style:style>
    <style:style style:parent-style-name="637" style:display-name="List Paragraph" style:family="paragraph" style:name="646">
      <style:paragraph-properties fo:margin-left="1.27cm" fo:margin-right="0cm" fo:text-indent="0cm" fo:margin-top="0pt" fo:margin-bottom="10pt"/>
    </style:style>
    <style:style style:parent-style-name="636" style:display-name="WW8Num3z0" style:family="text" style:name="647">
      <style:paragraph-properties/>
      <style:text-properties fo:font-weight="bold"/>
    </style:style>
    <style:style style:parent-style-name="636" style:display-name="WW8Num1z0" style:family="text" style:name="648">
      <style:paragraph-properties/>
    </style:style>
    <style:style style:parent-style-name="636" style:class="default" style:display-name="Default Paragraph Font" style:family="text" style:name="649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text:list-style style:name="WWNum1">
      <text:list-level-style-bullet text:level="1" text:style-name="T1" text:bullet-char="%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%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%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%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%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%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%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%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%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2">
      <text:list-level-style-number text:level="1" text:style-name="T10" style:num-format="i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11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1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14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15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17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18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3">
      <text:list-level-style-number text:level="1" text:style-name="T19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20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21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22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23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24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25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26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27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4">
      <text:list-level-style-bullet text:level="1" text:style-name="T2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0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3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3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3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3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3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3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1.016cm" fo:margin-bottom="1.27cm" fo:margin-left="1.524cm" fo:margin-right="1.524cm"/>
    </style:page-layout>
    <style:page-layout style:name="Mpm2">
      <style:page-layout-properties fo:page-width="21cm" fo:page-height="29.7cm" style:print-orientation="portrait" fo:margin-top="1.016cm" fo:margin-bottom="1.27cm" fo:margin-left="1.524cm" fo:margin-right="1.524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1.1.27</meta:generator>
    <meta:creation-date>2013-07-08T04:53:00Z</meta:creation-date>
  </office:meta>
</office:document-meta>
</file>